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396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8.019cm" svg:y1="16.813cm" svg:x2="12.998cm" svg:y2="12.635cm">
            <text:p/>
          </draw:line>
          <draw:line draw:style-name="gr1" draw:text-style-name="P1" draw:layer="layout" svg:x1="8.424cm" svg:y1="16.357cm" svg:x2="8.535cm" svg:y2="16.489cm">
            <text:p/>
          </draw:line>
          <draw:line draw:style-name="gr1" draw:text-style-name="P1" draw:layer="layout" svg:x1="9.292cm" svg:y1="15.635cm" svg:x2="9.403cm" svg:y2="15.767cm">
            <text:p/>
          </draw:line>
          <draw:line draw:style-name="gr1" draw:text-style-name="P1" draw:layer="layout" svg:x1="11.548cm" svg:y1="13.739cm" svg:x2="11.659cm" svg:y2="13.871cm">
            <text:p/>
          </draw:line>
          <draw:line draw:style-name="gr1" draw:text-style-name="P1" draw:layer="layout" svg:x1="11.217cm" svg:y1="14.017cm" svg:x2="11.328cm" svg:y2="14.149cm">
            <text:p/>
          </draw:line>
          <draw:line draw:style-name="gr1" draw:text-style-name="P1" draw:layer="layout" svg:x1="8.424cm" svg:y1="16.357cm" svg:x2="8.535cm" svg:y2="16.489cm">
            <text:p/>
          </draw:line>
          <draw:line draw:style-name="gr1" draw:text-style-name="P1" draw:layer="layout" svg:x1="9.396cm" svg:y1="14.415cm" svg:x2="9.579cm" svg:y2="14.43cm">
            <text:p/>
          </draw:line>
          <draw:line draw:style-name="gr1" draw:text-style-name="P1" draw:layer="layout" svg:x1="9.479cm" svg:y1="14.514cm" svg:x2="9.496cm" svg:y2="14.332cm">
            <text:p/>
          </draw:line>
          <draw:frame draw:style-name="gr2" draw:text-style-name="P3" draw:layer="layout" svg:width="0.869cm" svg:height="0.646cm" svg:x="8.465cm" svg:y="16.396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0.869cm" svg:height="0.646cm" svg:x="9.327cm" svg:y="15.674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0.867cm" svg:height="0.646cm" svg:x="11.158cm" svg:y="14.057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0.87cm" svg:height="0.646cm" svg:x="11.588cm" svg:y="13.78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0.869cm" svg:height="0.646cm" svg:x="8.974cm" svg:y="13.833cm">
            <draw:text-box>
              <text:p text:style-name="P2"><text:span text:style-name="T1">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5:23:23.207971916</meta:creation-date>
    <dc:date>2018-02-09T15:23:51.293594541</dc:date>
    <meta:editing-duration>PT28S</meta:editing-duration>
    <meta:editing-cycles>1</meta:editing-cycles>
    <meta:document-statistic meta:object-count="14"/>
    <meta:generator>LibreOffice/6.0.0.3$MacOSX_X86_64 LibreOffice_project/64a0f66915f38c6217de274f0aa8e15618924765</meta:generator>
  </office:meta>
</office:document-meta>
</file>